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rsid="00029e15" officeooo:paragraph-rsid="000bef32"/>
    </style:style>
    <style:style style:name="P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03e73e" officeooo:paragraph-rsid="000bef32" style:font-weight-asian="bold" style:font-weight-complex="bold"/>
    </style:style>
    <style:style style:name="P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063e7e" officeooo:paragraph-rsid="000bef32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0bef32" officeooo:paragraph-rsid="000bef32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0cf7d2" officeooo:paragraph-rsid="000cf7d2" style:font-weight-asian="bold" style:font-weight-complex="bold"/>
    </style:style>
    <style:style style:name="P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0e89d9" officeooo:paragraph-rsid="000e89d9" style:font-weight-asian="bold" style:font-weight-complex="bold"/>
    </style:style>
    <style:style style:name="P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102d20" officeooo:paragraph-rsid="00102d20" style:font-weight-asian="bold" style:font-weight-complex="bold"/>
    </style:style>
    <style:style style:name="P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11aca2" officeooo:paragraph-rsid="0011aca2" style:font-weight-asian="bold" style:font-weight-complex="bold"/>
    </style:style>
    <style:style style:name="P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136330" officeooo:paragraph-rsid="00136330" style:font-weight-asian="bold" style:font-weight-complex="bold"/>
    </style:style>
    <style:style style:name="P1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rsid="0003e73e" officeooo:paragraph-rsid="000bef32"/>
    </style:style>
    <style:style style:name="P1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rsid="0003fd5c" officeooo:paragraph-rsid="000bef32"/>
    </style:style>
    <style:style style:name="P1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4pt" fo:font-weight="bold" officeooo:rsid="000bef32" officeooo:paragraph-rsid="000bef32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rsid="00046c7c" officeooo:paragraph-rsid="000bef32"/>
    </style:style>
    <style:style style:name="P1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rsid="00063e7e" officeooo:paragraph-rsid="000bef32"/>
    </style:style>
    <style:style style:name="P1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normal" officeooo:rsid="00111a7a" officeooo:paragraph-rsid="00111a7a" style:font-weight-asian="normal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normal" officeooo:rsid="00136330" officeooo:paragraph-rsid="00136330" style:font-weight-asian="normal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normal" officeooo:rsid="0013c06e" officeooo:paragraph-rsid="0013c06e" style:font-weight-asian="normal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rsid="000bef32" officeooo:paragraph-rsid="000bef32"/>
    </style:style>
    <style:style style:name="P1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rsid="000cf7d2" officeooo:paragraph-rsid="000cf7d2"/>
    </style:style>
    <style:style style:name="P2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rsid="000e89d9" officeooo:paragraph-rsid="000e89d9"/>
    </style:style>
    <style:style style:name="P2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rsid="00102d20" officeooo:paragraph-rsid="00102d20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officeooo:rsid="00136330" officeooo:paragraph-rsid="001363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e73e" style:font-weight-asian="bold" style:font-weight-complex="bold"/>
    </style:style>
    <style:style style:name="T3" style:family="text">
      <style:text-properties officeooo:rsid="000bef32"/>
    </style:style>
    <style:style style:name="T4" style:family="text">
      <style:text-properties officeooo:rsid="000cf7d2"/>
    </style:style>
    <style:style style:name="T5" style:family="text">
      <style:text-properties officeooo:rsid="00102d20"/>
    </style:style>
    <style:style style:name="T6" style:family="text">
      <style:text-properties officeooo:rsid="00139264"/>
    </style:style>
    <style:style style:name="T7" style:family="text">
      <style:text-properties officeooo:rsid="0013c0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osen<text:tab/><text:tab/>: Nunik Nurmalasari (</text:span><text:a xlink:type="simple" xlink:href="mailto:nuniknurmalasari90@gmail.com" text:style-name="Internet_20_link" text:visited-style-name="Visited_20_Internet_20_Link"><text:span text:style-name="T1">nuniknurmalasari90@gmail.com</text:span></text:a><text:span text:style-name="T2">)</text:span></text:p>
      <text:p text:style-name="P2">Mata Kuliah<text:tab/>: Portfolio dan Pasar Modal</text:p>
      <text:p text:style-name="P10"/>
      <text:p text:style-name="P11"/>
      <text:p text:style-name="P11"><text:span text:style-name="T3">21</text:span> Februari 2017</text:p>
      <text:p text:style-name="P12">Investasi dan Risiko</text:p>
      <text:p text:style-name="P11"/>
      <text:p text:style-name="P4">Investasi</text:p>
      <text:p text:style-name="P18">Investasi adalah komitmen saat ini atas uang atau sumber daya lain dengan harapan untuk mendapatkan keuntungan dimasa depan.</text:p>
      <text:p text:style-name="P18"/>
      <text:p text:style-name="P18">&gt; Karena pemodal menghadapi kesempatan investasi yang berisiko, pilihan investasi tidak dapat hanya mengandalkan pada tingkat keuntungan yang diharapkan.</text:p>
      <text:p text:style-name="P18">&gt; Apabila pemodal mengharapkan untuk memperoleh tingkat keuntungan yang tinggi, maka ia harus bersedia menanggung risiko yang tinggi pula.</text:p>
      <text:p text:style-name="P19">&gt; Salah satu karakteristik investasi pada sekuritas adalah kemudahan untuk membentuk portofolio investasi atau diversifikasi.</text:p>
      <text:p text:style-name="P11"/>
      <text:p text:style-name="P5">Proses Investasi</text:p>
      <text:p text:style-name="P11"><text:span text:style-name="T4">1.</text:span> <text:span text:style-name="T4">Menentukan kebijakan investasi</text:span></text:p>
      <text:p text:style-name="P19">Disini pemodal perlu menentukan apa tujuan investasinya dan berapa banyak investasi tersebut akan dilakukan.</text:p>
      <text:p text:style-name="P19">2. Analisis sekuritas</text:p>
      <text:p text:style-name="P19">Bisa menggunakan analisis teknikal (dilihat dari grafik laporan keuangan/subjektif) dan analisis fundamental (dilihat dari rasio keuangan).</text:p>
      <text:p text:style-name="P19">3. Pembentukan portofolio</text:p>
      <text:p text:style-name="P19">Tahap ini menyangkut identifikasi sekuritas-sekuritas mana yang akan dipilih, dan berapa proporsi dana yang akan ditanamkan pada masing-masing sekuritas tersebut.</text:p>
      <text:p text:style-name="P19">4. Melakukan revisi portofolio</text:p>
      <text:p text:style-name="P19">Tahap ini merupakan pengulangan terhadap tiga tahap sebelumnya, dengan maksud kalau perlu melakukan perubahan terhadap portofolio yang telah dimiliki.</text:p>
      <text:p text:style-name="P20">5. Evaluasi kinerja portofolio</text:p>
      <text:p text:style-name="P20">Dalam tahap ini pemodal melakukan penilaian terhadap kinerja (performance) portofolio, baik dalam aspek tingkat keuntungan yang diperoleh maupun risiko yang ditanggung.</text:p>
      <text:p text:style-name="P11"/>
      <text:p text:style-name="P6">Risiko</text:p>
      <text:p text:style-name="P20">&gt; Definisi dari Markowitz (1950)</text:p>
      <text:p text:style-name="P20">&gt; Secara statistik expected return tesebut diukur dengan rata-rata (keuntungan yang didapat), dan risiko diukur dengan deviasi standar (return tersebut)</text:p>
      <text:p text:style-name="P21">Expected Return <text:tab/>= SUM(Return*Probabilitas)</text:p>
      <text:p text:style-name="P21">Risiko<text:tab/><text:tab/><text:tab/>= SUM[Probabilitias*(Return-ER)]</text:p>
      <text:p text:style-name="P20"/>
      <text:p text:style-name="P11"/>
      <text:p text:style-name="P7"/>
      <text:p text:style-name="P7"/>
      <text:p text:style-name="P7"><text:soft-page-break/>Bagaimana memasukan risiko dalam keputusan investasi?</text:p>
      <text:p text:style-name="P13">&gt; <text:span text:style-name="T5">Pemodal lebih menyukai investasi yang diharapkan memberikan tingkat keuntungan yang lebih tinggi apabila risikonya sama dan menyukai resiko yang lebih rendah apabila tingkat keuntungan sama.</text:span></text:p>
      <text:p text:style-name="P13"/>
      <text:p text:style-name="P7">Bagaimana jika kemungkinan divesifikasi dipertimbangkan?</text:p>
      <text:p text:style-name="P21">&gt; Apabila pemodal diizinkan melakukan diversifikasi, maka mereka bisa menginvestasikan dana mereka sebagian.</text:p>
      <text:p text:style-name="P3"/>
      <text:p text:style-name="P7">Bagaimana cara mengitung Return?</text:p>
      <text:p text:style-name="P21">&gt; LN (harga besok/harga sekarang)</text:p>
      <text:p text:style-name="P21">&gt; (harga besok/harga sekarang) - 1</text:p>
      <text:p text:style-name="P14"/>
      <text:p text:style-name="P8">Manfaat diversifikasi</text:p>
      <text:p text:style-name="P15">Manafaan diversifikasi diperoleh karena kurva yang membentuk berbagai portofolio tersebut bergerak dari kiri ke kanan (selama koefisien korelasi -1 &lt; P &lt; +1).</text:p>
      <text:p text:style-name="P15"/>
      <text:p text:style-name="P9">LATIHAN 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3">Investasi X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>Investasi Y</text:p>
          </table:table-cell>
          <table:table-cell table:style-name="Table1.D1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Prob</text:p>
          </table:table-cell>
          <table:table-cell table:style-name="Table1.A2" office:value-type="string">
            <text:p text:style-name="P23">Return</text:p>
          </table:table-cell>
          <table:table-cell table:style-name="Table1.A2" office:value-type="string">
            <text:p text:style-name="P23">Prob</text:p>
          </table:table-cell>
          <table:table-cell table:style-name="Table1.D2" office:value-type="string">
            <text:p text:style-name="P23">Return</text:p>
          </table:table-cell>
        </table:table-row>
        <table:table-row>
          <table:table-cell table:style-name="Table1.A2" office:value-type="string">
            <text:p text:style-name="P23">0,3</text:p>
          </table:table-cell>
          <table:table-cell table:style-name="Table1.A2" office:value-type="string">
            <text:p text:style-name="P23">0,15</text:p>
          </table:table-cell>
          <table:table-cell table:style-name="Table1.A2" office:value-type="string">
            <text:p text:style-name="P23">0,2</text:p>
          </table:table-cell>
          <table:table-cell table:style-name="Table1.D2" office:value-type="string">
            <text:p text:style-name="P23">0,15</text:p>
          </table:table-cell>
        </table:table-row>
        <table:table-row>
          <table:table-cell table:style-name="Table1.A2" office:value-type="string">
            <text:p text:style-name="P23">0,4</text:p>
          </table:table-cell>
          <table:table-cell table:style-name="Table1.A2" office:value-type="string">
            <text:p text:style-name="P23">0,20</text:p>
          </table:table-cell>
          <table:table-cell table:style-name="Table1.A2" office:value-type="string">
            <text:p text:style-name="P23">0,6</text:p>
          </table:table-cell>
          <table:table-cell table:style-name="Table1.D2" office:value-type="string">
            <text:p text:style-name="P23">0,20</text:p>
          </table:table-cell>
        </table:table-row>
        <table:table-row>
          <table:table-cell table:style-name="Table1.A2" office:value-type="string">
            <text:p text:style-name="P23">0,3</text:p>
          </table:table-cell>
          <table:table-cell table:style-name="Table1.A2" office:value-type="string">
            <text:p text:style-name="P23">0,25</text:p>
          </table:table-cell>
          <table:table-cell table:style-name="Table1.A2" office:value-type="string">
            <text:p text:style-name="P23">0,2</text:p>
          </table:table-cell>
          <table:table-cell table:style-name="Table1.D2" office:value-type="string">
            <text:p text:style-name="P23">0,25</text:p>
          </table:table-cell>
        </table:table-row>
      </table:table>
      <text:p text:style-name="P16"/>
      <text:p text:style-name="P16">0,045+0,<text:span text:style-name="T6">0</text:span>8+0,75 = <text:span text:style-name="T6">0,2</text:span></text:p>
      <text:p text:style-name="P16">0,<text:span text:style-name="T7">0</text:span>3+0,12+0,<text:span text:style-name="T7">0</text:span>5 = <text:span text:style-name="T7">0,2</text:span></text:p>
      <text:p text:style-name="P16"/>
      <text:p text:style-name="P16">Risiko</text:p>
      <text:p text:style-name="P17">[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8:51:08.587682594</meta:creation-date>
    <dc:date>2017-02-21T20:13:04.437569380</dc:date>
    <meta:editing-duration>PT20M13S</meta:editing-duration>
    <meta:editing-cycles>4</meta:editing-cycles>
    <meta:generator>LibreOffice/5.1.4.2$Linux_X86_64 LibreOffice_project/10m0$Build-2</meta:generator>
    <meta:document-statistic meta:table-count="1" meta:image-count="0" meta:object-count="0" meta:page-count="2" meta:paragraph-count="57" meta:word-count="352" meta:character-count="2666" meta:non-whitespace-character-count="2366"/>
  </office:meta>
</office:document-meta>
</file>